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37cm" fo:min-width="0.7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5cm" fo:min-width="2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2cm" svg:height="0.787cm" svg:x="6.4cm" svg:y="3.6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2cm" svg:height="0.8cm" svg:x="5.4cm" svg:y="5.7cm">
          <text:p text:style-name="P1"><text:span text:style-name="T1">prime_contro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cm" svg:y1="4.387cm" svg:x2="7cm" svg:y2="5.7cm" draw:start-shape="id1" draw:start-glue-point="2" draw:end-shape="id2" draw:end-glue-point="0" svg:d="M7000 4387v1313" svg:viewBox="0 0 1 1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23M30S</meta:editing-duration>
    <meta:editing-cycles>13</meta:editing-cycles>
    <meta:generator>LibreOffice/6.0.5.2$Windows_X86_64 LibreOffice_project/54c8cbb85f300ac59db32fe8a675ff7683cd5a16</meta:generator>
    <dc:date>2018-10-17T15:20:45.582000000</dc:date>
    <meta:document-statistic meta:object-count="3"/>
  </office:meta>
</office:document-meta>
</file>